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ef555"/>
    </style:style>
    <style:style style:name="P2" style:family="paragraph" style:parent-style-name="Text_20_body">
      <style:text-properties officeooo:paragraph-rsid="000ef555"/>
    </style:style>
    <style:style style:name="P3" style:family="paragraph" style:parent-style-name="Text_20_body" style:list-style-name="L1"/>
    <style:style style:name="P4" style:family="paragraph" style:parent-style-name="Heading_20_2">
      <style:paragraph-properties fo:margin-top="0in" fo:margin-bottom="0.0972in" style:contextual-spacing="false" fo:line-height="115%" fo:break-before="page"/>
    </style:style>
    <style:style style:name="P5" style:family="paragraph" style:parent-style-name="Heading_20_3">
      <style:paragraph-properties fo:margin-top="0in" fo:margin-bottom="0.0972in" style:contextual-spacing="false" fo:line-height="115%"/>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Heading_20_2">
      <style:paragraph-properties fo:break-before="page"/>
    </style:style>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Horizontal_20_Line">
      <style:paragraph-properties fo:margin-top="0in" fo:margin-bottom="0.0972in" style:contextual-spacing="false" fo:line-height="115%"/>
    </style:style>
    <style:style style:name="T1" style:family="text">
      <style:text-properties officeooo:rsid="000ef55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Historical Background and Policy Rationale for the Ethnic Equity and Public Representation </text:span><text:span text:style-name="Strong_20_Emphasis"><text:span text:style-name="T1">(EEPR) </text:span></text:span><text:span text:style-name="Strong_20_Emphasis">Bill, 2025</text:span></text:h>
      <text:p text:style-name="P2"><text:span text:style-name="Strong_20_Emphasis"/></text:p>
      <text:h text:style-name="Heading_20_2" text:outline-level="2"><text:span text:style-name="Strong_20_Emphasis">1. Introduction</text:span></text:h>
      <text:p text:style-name="Text_20_body">The <text:span text:style-name="Strong_20_Emphasis">Ethnic Equity and Public Representation Bill, 2025</text:span> is born from decades of Kenya’s struggle to balance diversity with unity in public governance. Since independence in 1963, the country has grappled with persistent ethnic inequalities in political representation, public appointments, and resource allocation.</text:p>
      <text:p text:style-name="Text_20_body">While the <text:span text:style-name="Strong_20_Emphasis">Constitution of Kenya, 2010</text:span> set out transformative principles - including equality, inclusiveness, and protection of the marginalised - these ideals have not fully translated into practice. Recruitment and promotion in public institutions often reflect political bargaining, ethnic patronage, and regional power balances, rather than merit and proportional representation.</text:p>
      <text:p text:style-name="Text_20_body">The Bill seeks to <text:span text:style-name="Strong_20_Emphasis">operationalise constitutional values</text:span> by creating clear, measurable, and enforceable mechanisms to ensure that public institutions reflect the face of the nation. It is not a political tool but a governance framework: independent, data-driven, and anchored in law.</text:p>
      <text:p text:style-name="Text_20_body">This Historical Background sets out:</text:p>
      <text:list text:style-name="L1">
        <text:list-item>
          <text:p text:style-name="P3">the <text:span text:style-name="Strong_20_Emphasis">historical roots</text:span> of ethnic imbalance in public service;</text:p>
        </text:list-item>
        <text:list-item>
          <text:p text:style-name="P3">the <text:span text:style-name="Strong_20_Emphasis">patterns of political behaviour</text:span> that sustain these inequalities;</text:p>
        </text:list-item>
        <text:list-item>
          <text:p text:style-name="P3">the <text:span text:style-name="Strong_20_Emphasis">cost to governance and social cohesion</text:span>; and</text:p>
        </text:list-item>
        <text:list-item>
          <text:p text:style-name="P3">the <text:span text:style-name="Strong_20_Emphasis">rationale</text:span> for a new, enforceable approach.</text:p>
        </text:list-item>
      </text:list>
      <text:p text:style-name="Text_20_body"/>
      <text:h text:style-name="P4" text:outline-level="2"><text:span text:style-name="Strong_20_Emphasis">2. Historical Context of Ethnic Representation in Kenya</text:span></text:h>
      <text:p text:style-name="Text_20_body">From the moment Kenya gained independence in <text:span text:style-name="Strong_20_Emphasis">1963</text:span>, ethnic representation in government has been both a political bargaining chip and a flashpoint for national unity.</text:p>
      <text:h text:style-name="P5" text:outline-level="3"><text:span text:style-name="Strong_20_Emphasis">2.1 Early Independence Era (1963–1978)</text:span></text:h>
      <text:p text:style-name="Text_20_body">In the immediate post-independence period under President Jomo Kenyatta, the newly sovereign state faced the challenge of uniting over <text:span text:style-name="Strong_20_Emphasis">40 ethnic groups</text:span> under a centralised government. While the independence constitution envisaged a quasi-federal (“Majimbo”) system to safeguard minority interests, this structure was dismantled within a few years. Power became highly centralised in the executive, and <text:span text:style-name="Strong_20_Emphasis">senior government appointments increasingly reflected the President’s ethnic and regional base</text:span>.</text:p>
      <text:h text:style-name="P5" text:outline-level="3"><text:span text:style-name="Strong_20_Emphasis">2.2 Moi Era and “Ethnic Balancing” (1978–2002)</text:span></text:h>
      <text:p text:style-name="Text_20_body">President Daniel arap Moi, recognising Kenya’s ethnic sensitivities, introduced a form of “ethnic balancing” in Cabinet and senior public positions. However, this was often informal, dependent on presidential discretion, and used to reward political loyalty rather than enforce fairness. While it brought some representation to smaller groups, it entrenched <text:span text:style-name="Strong_20_Emphasis">elite-driven patronage networks</text:span>.</text:p>
      <text:h text:style-name="P5" text:outline-level="3"><text:span text:style-name="Strong_20_Emphasis">2.3 Transition to Multiparty Politics (1991–2002)</text:span></text:h>
      <text:p text:style-name="Text_20_body">The return of multiparty politics in the early 1990s reshaped ethnic representation dynamics. Political parties largely formed along <text:span text:style-name="Strong_20_Emphasis">ethnic and regional lines</text:span>, and election campaigns increasingly relied on “kingpins” - influential leaders who could deliver ethnic bloc votes in exchange for representation in Cabinet and state institutions.</text:p>
      <text:h text:style-name="P5" text:outline-level="3"><text:span text:style-name="Strong_20_Emphasis">2.4 Kibaki Era and Post-2007 Crisis (2002–2013)</text:span></text:h>
      <text:p text:style-name="Text_20_body">President Mwai Kibaki’s tenure initially promised merit-based appointments but quickly reverted to patterns of ethnic concentration in key ministries. The disputed <text:span text:style-name="Strong_20_Emphasis">2007 general election</text:span> triggered widespread violence, much of it along ethnic lines. The resulting <text:span text:style-name="Strong_20_Emphasis">National Accord (2008)</text:span> and <text:span text:style-name="Strong_20_Emphasis">Grand Coalition Government</text:span> introduced formalised power-sharing between political rivals, with Cabinet positions split along coalition-ethnic lines.</text:p>
      <text:h text:style-name="P5" text:outline-level="3"><text:span text:style-name="Strong_20_Emphasis">2.5 2010 Constitution - A New Legal Framework</text:span></text:h>
      <text:p text:style-name="Text_20_body">The <text:span text:style-name="Strong_20_Emphasis">Constitution of Kenya, 2010</text:span> marked a turning point by embedding <text:span text:style-name="Strong_20_Emphasis">national values (Article 10)</text:span>, <text:span text:style-name="Strong_20_Emphasis">equality and non-discrimination (Article 27)</text:span>, <text:span text:style-name="Strong_20_Emphasis">protection of marginalised groups (Article 56)</text:span>, and <text:span text:style-name="Strong_20_Emphasis">principles of public service (Article 232)</text:span>. While these provisions created a legal duty for inclusiveness, they lacked <text:span text:style-name="Strong_20_Emphasis">statutory mechanisms</text:span> to enforce proportional representation or penalise non-compliance.</text:p>
      <text:h text:style-name="P5" text:outline-level="3"><text:span text:style-name="Strong_20_Emphasis">2.6 Recent Developments (2013–2024)</text:span></text:h>
      <text:p text:style-name="Text_20_body">Despite constitutional requirements, analyses by civil society organisations and independent researchers continue to show <text:span text:style-name="Strong_20_Emphasis">over-representation of certain ethnic groups</text:span> in Cabinet, state <text:soft-page-break/>corporations, and high-ranking public offices. Electoral cycles still produce <text:span text:style-name="Strong_20_Emphasis">coalition bargains</text:span>, where political allies divide ministries, boards, and diplomatic posts among themselves. These patterns undermine the spirit of the Constitution and perpetuate ethnic exclusion in public service.</text:p>
      <text:p text:style-name="Text_20_body"/>
      <text:h text:style-name="P4" text:outline-level="2"><text:span text:style-name="Strong_20_Emphasis">3. Patterns of Tribalism in Politics and Governance</text:span></text:h>
      <text:p text:style-name="Text_20_body">Ethnic identity has remained a <text:span text:style-name="Strong_20_Emphasis">central organising principle</text:span> in Kenya’s political and administrative systems. While ethnicity is a legitimate marker of cultural identity, its politicisation has created patterns that distort governance and weaken national cohesion.</text:p>
      <text:h text:style-name="P5" text:outline-level="3"><text:span text:style-name="Strong_20_Emphasis">3.1 Ethnic Political Parties and “Kingpins”</text:span></text:h>
      <text:p text:style-name="Text_20_body">Many political parties in Kenya have historically drawn their core support from <text:span text:style-name="Strong_20_Emphasis">single dominant ethnic groups</text:span>. Party leaders often emerge as <text:span text:style-name="Strong_20_Emphasis">ethnic kingpins</text:span>, exercising influence over their communities’ voting patterns. In election seasons, these leaders negotiate <text:span text:style-name="Strong_20_Emphasis">coalition agreements</text:span> with counterparts from other communities, promising mutual support in exchange for representation in government.</text:p>
      <text:h text:style-name="P5" text:outline-level="3"><text:span text:style-name="Strong_20_Emphasis">3.2 Coalition Arithmetic</text:span></text:h>
      <text:p text:style-name="Text_20_body">Kenyan elections are frequently decided by <text:span text:style-name="Strong_20_Emphasis">coalition arithmetic</text:span> - the combination of large ethnic voting blocs to secure victory. Post-election, this arithmetic often extends to the <text:span text:style-name="Strong_20_Emphasis">allocation of public offices</text:span>, where ministries, state corporations, and diplomatic postings are divided among coalition partners in proportion to the perceived electoral value of their ethnic bloc.</text:p>
      <text:h text:style-name="P5" text:outline-level="3"><text:span text:style-name="Strong_20_Emphasis">3.3 Cabinet and Senior Appointments as Political Rewards</text:span></text:h>
      <text:p text:style-name="Text_20_body">Cabinet positions and senior appointments in state agencies have frequently been used as <text:span text:style-name="Strong_20_Emphasis">political currency</text:span>, awarded to loyalists or influential figures from key ethnic constituencies. While this can create the appearance of diversity, it often results in <text:span text:style-name="Strong_20_Emphasis">elite capture</text:span>, where representation benefits a few individuals rather than the wider community.</text:p>
      <text:h text:style-name="P5" text:outline-level="3"><text:span text:style-name="Strong_20_Emphasis">3.4 Marginalisation of “Non-Strategic” Communities</text:span></text:h>
      <text:p text:style-name="Text_20_body">Smaller or geographically dispersed ethnic groups are often excluded from high-level decision-making because they are perceived as <text:span text:style-name="Strong_20_Emphasis">politically insignificant</text:span> in national elections. This leads to chronic under-representation in Cabinet, state corporations, and leadership positions, despite constitutional guarantees.</text:p>
      <text:h text:style-name="P5" text:outline-level="3"><text:span text:style-name="Strong_20_Emphasis">3.5 The Culture of Patronage and “Our Turn to Eat”</text:span></text:h>
      <text:p text:style-name="Text_20_body">The informal logic of <text:span text:style-name="Emphasis">ni wakati wetu wa kula</text:span> (“it’s our turn to eat”) persists in public service appointments. This mindset frames public resources and offices as <text:span text:style-name="Strong_20_Emphasis">rewards for electoral victory</text:span>, reinforcing zero-sum competition between communities and eroding meritocracy.</text:p>
      <text:h text:style-name="P5" text:outline-level="3"><text:span text:style-name="Strong_20_Emphasis">3.6 Impact on Public Trust and National Cohesion</text:span></text:h>
      <text:p text:style-name="Text_20_body">Perceptions of ethnic bias in public appointments have contributed to <text:span text:style-name="Strong_20_Emphasis">distrust in state institutions</text:span> and weakened the sense of belonging among under-represented groups. This erodes national unity, fuels grievances, and can heighten the risk of political instability, especially during election cycles.</text:p>
      <text:p text:style-name="Text_20_body"/>
      <text:h text:style-name="P4" text:outline-level="2"><text:span text:style-name="Strong_20_Emphasis">4. Impact on Public Institutions and Service Delivery</text:span></text:h>
      <text:p text:style-name="Text_20_body">The politicisation of ethnicity has direct, measurable effects on how Kenya’s public sector is staffed, how it performs, and how citizens perceive its fairness.</text:p>
      <text:h text:style-name="P5" text:outline-level="3"><text:span text:style-name="Strong_20_Emphasis">4.1 Distorted Recruitment and Promotion</text:span></text:h>
      <text:p text:style-name="Text_20_body">When appointments are influenced by coalition bargaining or patronage:</text:p>
      <text:list text:style-name="L2">
        <text:list-item>
          <text:p text:style-name="P6"><text:span text:style-name="Strong_20_Emphasis">Merit is diluted</text:span>, lowering capability in technical and leadership roles.</text:p>
        </text:list-item>
        <text:list-item>
          <text:p text:style-name="P6"><text:span text:style-name="Strong_20_Emphasis">Career pathways skew</text:span> toward those with political proximity, discouraging talented officers outside dominant blocs.</text:p>
        </text:list-item>
        <text:list-item>
          <text:p text:style-name="P6"><text:span text:style-name="Strong_20_Emphasis">HR data becomes unreliable</text:span> as institutions under‑report or reclassify to avoid scrutiny.</text:p>
        </text:list-item>
      </text:list>
      <text:h text:style-name="P5" text:outline-level="3"><text:span text:style-name="Strong_20_Emphasis">4.2 Institutional Capture and Policy Drift</text:span></text:h>
      <text:p text:style-name="Text_20_body">Elite bargains can result in:</text:p>
      <text:list text:style-name="L3">
        <text:list-item>
          <text:p text:style-name="P7"><text:span text:style-name="Strong_20_Emphasis">Institutional capture</text:span> - boards and top management aligned to factions rather than public interest.</text:p>
        </text:list-item>
        <text:list-item>
          <text:p text:style-name="P7"><text:span text:style-name="Strong_20_Emphasis">Policy drift</text:span> - priorities shift with coalition needs, not service outcomes.</text:p>
        </text:list-item>
        <text:list-item>
          <text:p text:style-name="P7"><text:span text:style-name="Strong_20_Emphasis">Short time horizons</text:span> - leaders optimise for electoral cycles, not long‑term equity targets.</text:p>
        </text:list-item>
      </text:list>
      <text:h text:style-name="P5" text:outline-level="3"><text:span text:style-name="Strong_20_Emphasis">4.3 Inequitable Service Footprints</text:span></text:h>
      <text:p text:style-name="Text_20_body">Skewed leadership often correlates with:</text:p>
      <text:list text:style-name="L4">
        <text:list-item>
          <text:p text:style-name="P8"><text:span text:style-name="Strong_20_Emphasis">Uneven geographic allocation</text:span> of projects, facilities, and staffing.</text:p>
        </text:list-item>
        <text:list-item>
          <text:p text:style-name="P8"><text:span text:style-name="Strong_20_Emphasis">Access disparities</text:span> for minority or politically “non‑strategic” regions.</text:p>
        </text:list-item>
        <text:list-item>
          <text:p text:style-name="P8"><text:span text:style-name="Strong_20_Emphasis">Trust deficits</text:span> where communities feel excluded from decision‑making.</text:p>
        </text:list-item>
      </text:list>
      <text:h text:style-name="P5" text:outline-level="3"><text:span text:style-name="Strong_20_Emphasis">4.4 Fiscal Inefficiencies</text:span></text:h>
      <text:p text:style-name="Text_20_body">Patronage hiring and opaque appointments create:</text:p>
      <text:list text:style-name="L5">
        <text:list-item>
          <text:p text:style-name="P9"><text:span text:style-name="Strong_20_Emphasis">Higher wage bills</text:span> for duplicated roles or unnecessary senior posts.</text:p>
        </text:list-item>
        <text:list-item>
          <text:p text:style-name="P9"><text:span text:style-name="Strong_20_Emphasis">Procurement risks</text:span> where oversight weakens under politicised management.</text:p>
        </text:list-item>
        <text:list-item>
          <text:p text:style-name="P9"><text:span text:style-name="Strong_20_Emphasis">Remedial costs</text:span> - audits, litigation, and corrective programmes that could have been avoided.</text:p>
        </text:list-item>
      </text:list>
      <text:h text:style-name="P5" text:outline-level="3"><text:span text:style-name="Strong_20_Emphasis">4.5 Erosion of Rule‑of‑Law Norms</text:span></text:h>
      <text:p text:style-name="Text_20_body">When non‑compliance carries little consequence:</text:p>
      <text:list text:style-name="L6">
        <text:list-item>
          <text:p text:style-name="P10"><text:span text:style-name="Strong_20_Emphasis">Legal obligations are treated as advisory</text:span>, weakening Articles 10, 27, 56, and 232 in practice.</text:p>
        </text:list-item>
        <text:list-item>
          <text:p text:style-name="P10"><text:span text:style-name="Strong_20_Emphasis">Whistleblowers stay silent</text:span> without credible protection, reducing the system’s self‑correction capacity.</text:p>
        </text:list-item>
      </text:list>
      <text:h text:style-name="P5" text:outline-level="3"><text:soft-page-break/><text:span text:style-name="Strong_20_Emphasis">4.6 Public Trust and Cohesion</text:span></text:h>
      <text:p text:style-name="Text_20_body">Citizens judge fairness by who gets hired and promoted:</text:p>
      <text:list text:style-name="L7">
        <text:list-item>
          <text:p text:style-name="P11"><text:span text:style-name="Strong_20_Emphasis">Perceived exclusion</text:span> fuels grievance and polarisation.</text:p>
        </text:list-item>
        <text:list-item>
          <text:p text:style-name="P11"><text:span text:style-name="Strong_20_Emphasis">Low confidence</text:span> in appointments undermines compliance, cooperation, and civic participation.</text:p>
        </text:list-item>
      </text:list>
      <text:h text:style-name="P5" text:outline-level="3"><text:span text:style-name="Strong_20_Emphasis">4.7 Why the EEPR Bill Changes This</text:span></text:h>
      <text:p text:style-name="Text_20_body">The Bill introduces:</text:p>
      <text:list text:style-name="L8">
        <text:list-item>
          <text:p text:style-name="P12"><text:span text:style-name="Strong_20_Emphasis">Hard obligations</text:span> (Parts IV &amp; V) with audits, data standards, and enforceable orders.</text:p>
        </text:list-item>
        <text:list-item>
          <text:p text:style-name="P12"><text:span text:style-name="Strong_20_Emphasis">Transparency by default</text:span> via the KPEID Dashboard and annual <text:span text:style-name="Strong_20_Emphasis">Equity Scorecard</text:span>.</text:p>
        </text:list-item>
        <text:list-item>
          <text:p text:style-name="P12"><text:span text:style-name="Strong_20_Emphasis">A precise allocation algorithm</text:span> (Fifth Schedule) that replaces informal horse‑trading with <text:span text:style-name="Strong_20_Emphasis">calculable proportionality</text:span>.</text:p>
        </text:list-item>
        <text:list-item>
          <text:p text:style-name="P12"><text:span text:style-name="Strong_20_Emphasis">Citizen oversight loops</text:span> (Part VI) so public input is summarised, published, and considered.</text:p>
        </text:list-item>
      </text:list>
      <text:p text:style-name="Text_20_body"/>
      <text:h text:style-name="P4" text:outline-level="2">5. Gaps in the Existing Legal Framework</text:h>
      <text:p text:style-name="Text_20_body">Despite the strong equality and inclusivity provisions in the <text:span text:style-name="Strong_20_Emphasis">Constitution of Kenya, 2010</text:span>, the absence of specific statutory enforcement mechanisms has allowed ethnic imbalance in public representation to persist.</text:p>
      <text:h text:style-name="P5" text:outline-level="3">5.1 Broad Constitutional Principles, Weak Operationalisation</text:h>
      <text:p text:style-name="Text_20_body">Articles <text:span text:style-name="Strong_20_Emphasis">10</text:span> (National Values), <text:span text:style-name="Strong_20_Emphasis">27</text:span> (Equality and Freedom from Discrimination), <text:span text:style-name="Strong_20_Emphasis">56</text:span> (Protection of Marginalised Groups), and <text:span text:style-name="Strong_20_Emphasis">232</text:span> (Values and Principles of Public Service) articulate Kenya’s commitment to inclusivity. However:</text:p>
      <text:list text:style-name="L9">
        <text:list-item>
          <text:p text:style-name="P13">These provisions are <text:span text:style-name="Strong_20_Emphasis">declarative</text:span>, not self-executing, - meaning they require enabling legislation to be enforceable.</text:p>
        </text:list-item>
        <text:list-item>
          <text:p text:style-name="P13">No statutory formula exists to translate the principle of “reflecting the face of Kenya” into measurable targets for appointments and promotions.</text:p>
        </text:list-item>
      </text:list>
      <text:h text:style-name="P5" text:outline-level="3">5.2 Dispersed Oversight, Limited Enforcement Power</text:h>
      <text:p text:style-name="Text_20_body">Various agencies - such as the <text:span text:style-name="Strong_20_Emphasis">Public Service Commission</text:span>, <text:span text:style-name="Strong_20_Emphasis">Salaries and Remuneration Commission</text:span>, and <text:span text:style-name="Strong_20_Emphasis">National Cohesion and Integration Commission</text:span> - have partial mandates over inclusivity. Yet:</text:p>
      <text:list text:style-name="L10">
        <text:list-item>
          <text:p text:style-name="P14">Their powers are <text:span text:style-name="Strong_20_Emphasis">fragmented</text:span>, with no single body mandated to enforce proportional representation across the entire public sector.</text:p>
        </text:list-item>
        <text:list-item>
          <text:p text:style-name="P14">Most bodies can issue recommendations, but lack the <text:span text:style-name="Strong_20_Emphasis">binding enforcement authority</text:span> to compel compliance or reverse non-compliant appointments.</text:p>
        </text:list-item>
      </text:list>
      <text:h text:style-name="P5" text:outline-level="3">5.3 Inadequate Data Standards and Transparency</text:h>
      <text:p text:style-name="Text_20_body">Public sector data on staffing by ethnicity, gender, and disability is:</text:p>
      <text:list text:style-name="L11">
        <text:list-item>
          <text:p text:style-name="P15">Collected inconsistently across ministries, counties, and agencies.</text:p>
        </text:list-item>
        <text:list-item>
          <text:p text:style-name="P15">Often unpublished or selectively reported, making independent verification difficult.</text:p>
        </text:list-item>
        <text:list-item>
          <text:p text:style-name="P15">Rarely tied to performance contracts or resource allocation decisions.</text:p>
        </text:list-item>
      </text:list>
      <text:h text:style-name="P5" text:outline-level="3">5.4 Lack of Consequences for Non-Compliance</text:h>
      <text:p text:style-name="Text_20_body">Where public bodies fail to reflect Kenya’s diversity:</text:p>
      <text:list text:style-name="L12">
        <text:list-item>
          <text:p text:style-name="P16">There are <text:span text:style-name="Strong_20_Emphasis">no statutory penalties</text:span> - compliance is treated as optional.</text:p>
        </text:list-item>
        <text:list-item>
          <text:p text:style-name="P16">Courts may issue orders, but without a standing oversight body, enforcement is slow and inconsistent.</text:p>
        </text:list-item>
        <text:list-item>
          <text:p text:style-name="P16">Whistleblower protections are insufficient, deterring internal reporting of bias.</text:p>
        </text:list-item>
      </text:list>
      <text:h text:style-name="P5" text:outline-level="3"><text:soft-page-break/>5.5 Political Incentives Against Reform</text:h>
      <text:p text:style-name="Text_20_body">Existing frameworks rely heavily on goodwill from political leaders who benefit from the current patronage system. Without a legal obligation backed by <text:span text:style-name="Strong_20_Emphasis">binding timelines</text:span>, <text:span text:style-name="Strong_20_Emphasis">transparent audits</text:span>, and <text:span text:style-name="Strong_20_Emphasis">automatic corrective measures</text:span>, reform remains stalled.</text:p>
      <text:p text:style-name="Standard"/>
      <text:h text:style-name="P17" text:outline-level="2">6. Rationale for the EEPR Bill, 2025</text:h>
      <text:p text:style-name="Text_20_body">The <text:span text:style-name="Strong_20_Emphasis">Ethnic Equity and Public Representation Bill, 2025</text:span> is designed to move Kenya from aspirational commitments to <text:span text:style-name="Strong_20_Emphasis">binding, measurable, and enforceable standards</text:span> for inclusivity in public appointments and representation.</text:p>
      <text:h text:style-name="Heading_20_3" text:outline-level="3">6.1 Translating Constitutional Ideals into Action</text:h>
      <text:p text:style-name="Text_20_body">While the Constitution sets the vision for equality and inclusivity, the Bill:</text:p>
      <text:list text:style-name="L13">
        <text:list-item>
          <text:p text:style-name="P18">Establishes <text:span text:style-name="Strong_20_Emphasis">precise representation targets</text:span> tied to national demographic data.</text:p>
        </text:list-item>
        <text:list-item>
          <text:p text:style-name="P18">Mandates annual <text:span text:style-name="Strong_20_Emphasis">equity audits</text:span> for every public body, from ministries to county agencies.</text:p>
        </text:list-item>
        <text:list-item>
          <text:p text:style-name="P18">Creates a <text:span text:style-name="Strong_20_Emphasis">statutory enforcement body</text:span> - the <text:span text:style-name="Strong_20_Emphasis">Commission for Ethnic Equity and National Inclusion (CEENI)</text:span> - with investigative and quasi-judicial powers.</text:p>
        </text:list-item>
      </text:list>
      <text:h text:style-name="Heading_20_3" text:outline-level="3">6.2 Ending Informal Bargaining and Patronage</text:h>
      <text:p text:style-name="Text_20_body">By replacing backroom coalition deals with a <text:span text:style-name="Strong_20_Emphasis">transparent allocation algorithm</text:span> (Fifth Schedule), the Bill:</text:p>
      <text:list text:style-name="L14">
        <text:list-item>
          <text:p text:style-name="P19">Ensures every ethnic group’s share of public appointments is <text:span text:style-name="Strong_20_Emphasis">proportional to its population size</text:span>.</text:p>
        </text:list-item>
        <text:list-item>
          <text:p text:style-name="P19">Removes the incentive for political horse-trading over public offices.</text:p>
        </text:list-item>
        <text:list-item>
          <text:p text:style-name="P19">Prevents the concentration of key positions in the hands of a few ethnic blocs after elections.</text:p>
        </text:list-item>
      </text:list>
      <text:h text:style-name="Heading_20_3" text:outline-level="3">6.3 Binding Oversight and Corrective Mechanisms</text:h>
      <text:p text:style-name="Text_20_body">The Bill empowers CEENI to:</text:p>
      <text:list text:style-name="L15">
        <text:list-item>
          <text:p text:style-name="P20">Issue <text:span text:style-name="Strong_20_Emphasis">compliance orders</text:span> enforceable in law.</text:p>
        </text:list-item>
        <text:list-item>
          <text:p text:style-name="P20">Nullify and require re-advertisement of appointments that violate proportional representation rules.</text:p>
        </text:list-item>
        <text:list-item>
          <text:p text:style-name="P20">Recommend <text:span text:style-name="Strong_20_Emphasis">sanctions</text:span> against accounting officers who fail to comply.</text:p>
        </text:list-item>
      </text:list>
      <text:h text:style-name="Heading_20_3" text:outline-level="3">6.4 Transparent, Public-Facing Accountability</text:h>
      <text:p text:style-name="Text_20_body">Through the <text:span text:style-name="Strong_20_Emphasis">Kenya Public Equity and Inclusion Data (KPEID) Dashboard</text:span> and the <text:span text:style-name="Strong_20_Emphasis">Equity Scorecard</text:span>, the Bill:</text:p>
      <text:list text:style-name="L16">
        <text:list-item>
          <text:p text:style-name="P21">Publishes real-time staffing data by ethnicity, gender, and other diversity indicators.</text:p>
        </text:list-item>
        <text:list-item>
          <text:p text:style-name="P21">Allows citizens to monitor inclusivity performance for each public body.</text:p>
        </text:list-item>
        <text:list-item>
          <text:p text:style-name="P21">Creates an informed public that can hold leaders accountable between elections.</text:p>
        </text:list-item>
      </text:list>
      <text:h text:style-name="Heading_20_3" text:outline-level="3"><text:soft-page-break/>6.5 Safeguarding National Cohesion</text:h>
      <text:p text:style-name="Text_20_body">By addressing representation imbalances proactively, the Bill:</text:p>
      <text:list text:style-name="L17">
        <text:list-item>
          <text:p text:style-name="P22">Reduces the grievance cycle that fuels ethnic polarisation during elections.</text:p>
        </text:list-item>
        <text:list-item>
          <text:p text:style-name="P22">Enhances trust in state institutions, making them <text:span text:style-name="Strong_20_Emphasis">symbols of shared ownership</text:span> rather than tools of exclusion.</text:p>
        </text:list-item>
        <text:list-item>
          <text:p text:style-name="P22">Aligns public service composition with the <text:span text:style-name="Strong_20_Emphasis">spirit of Article 10</text:span> - unity, inclusivity, and social justice.</text:p>
        </text:list-item>
      </text:list>
      <text:h text:style-name="Heading_20_3" text:outline-level="3">6.6 Timeliness and Urgency</text:h>
      <text:p text:style-name="Text_20_body">The patterns of exclusion documented since independence are <text:span text:style-name="Strong_20_Emphasis">deeply entrenched</text:span> and unlikely to change without statutory intervention. With upcoming electoral cycles, the risk of renewed polarisation is high. Acting now ensures:</text:p>
      <text:list text:style-name="L18">
        <text:list-item>
          <text:p text:style-name="P23">The next government inherits a <text:span text:style-name="Strong_20_Emphasis">functional, legally-binding inclusivity framework</text:span>.</text:p>
        </text:list-item>
        <text:list-item>
          <text:p text:style-name="P23">Institutional reforms are <text:span text:style-name="Strong_20_Emphasis">locked in place</text:span> before political incentives shift again.</text:p>
        </text:list-item>
      </text:list>
      <text:p text:style-name="Text_20_body"/>
      <text:h text:style-name="P4" text:outline-level="2">7. Conclusion</text:h>
      <text:p text:style-name="Text_20_body">Kenya’s journey since independence has been marked by resilience, diversity, and progress - but also by recurring struggles with ethnic imbalance in public representation. The persistence of these patterns, despite the transformative provisions of the <text:span text:style-name="Strong_20_Emphasis">Constitution of Kenya, 2010</text:span>, demonstrates a clear truth: <text:span text:style-name="Strong_20_Emphasis">good intentions without enforceable mechanisms are insufficient</text:span>.</text:p>
      <text:p text:style-name="Text_20_body">The <text:span text:style-name="Strong_20_Emphasis">Ethnic Equity and Public Representation Bill, 2025</text:span> represents a decisive shift from aspiration to action. It is not a political instrument for any party or community, but a <text:span text:style-name="Strong_20_Emphasis">national governance safeguard</text:span> - ensuring that every Kenyan, regardless of ethnicity, sees themselves reflected in the leadership of their country.</text:p>
      <text:p text:style-name="Text_20_body">By embedding clear targets, transparent data systems, binding oversight, and citizen participation, the Bill directly addresses the root causes of exclusion: informal patronage, opaque appointments, and lack of accountability. It replaces guesswork and bargaining with <text:span text:style-name="Strong_20_Emphasis">objective, fair, and lawful representation</text:span>.</text:p>
      <text:p text:style-name="Text_20_body">In doing so, it strengthens national cohesion, restores trust in public institutions, and affirms the promise of the Constitution - that <text:span text:style-name="Strong_20_Emphasis">public service belongs to all Kenyans equally</text:span>.</text:p>
      <text:p text:style-name="Text_20_body">This is not merely a legal reform; it is an <text:span text:style-name="Strong_20_Emphasis">investment in national unity, stability, and fairness</text:span> for generations to come. The time for implementation is now, before another electoral cycle entrenches the divisions we seek to heal.</text:p>
      <text:p text:style-name="P24"/>
      <text:p text:style-name="Text_20_body"/>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2T17:11:17.706951900</meta:creation-date>
    <dc:date>2025-08-12T17:32:41.483460200</dc:date>
    <meta:editing-duration>PT11M9S</meta:editing-duration>
    <meta:editing-cycles>2</meta:editing-cycles>
    <meta:generator>LibreOffice/25.2.4.3$Windows_X86_64 LibreOffice_project/33e196637044ead23f5c3226cde09b47731f7e27</meta:generator>
    <meta:document-statistic meta:table-count="0" meta:image-count="0" meta:object-count="0" meta:page-count="11" meta:paragraph-count="133" meta:word-count="2196" meta:character-count="15764" meta:non-whitespace-character-count="13757"/>
  </office:meta>
</office:document-meta>
</file>